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JhengHei UI" svg:font-family="'Microsoft JhengHei UI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2" style:family="paragraph" style:parent-style-name="List_20_Paragraph">
      <style:text-properties style:font-name="Microsoft JhengHei UI" style:font-name-asian="Microsoft JhengHei UI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Microsoft JhengHei UI" style:font-name-asian="Microsoft JhengHei UI" style:font-size-complex="14pt"/>
    </style:style>
    <style:style style:name="P4" style:family="paragraph" style:parent-style-name="Standard">
      <style:text-properties style:font-name="Microsoft JhengHei UI" style:font-name-asian="Microsoft JhengHei UI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Microsoft JhengHei UI" style:font-name-asian="Microsoft JhengHei UI" style:font-size-complex="12pt"/>
    </style:style>
    <style:style style:name="P6" style:family="paragraph" style:parent-style-name="Text_20_body">
      <style:text-properties style:font-name="Microsoft JhengHei UI" style:font-name-asian="Microsoft JhengHei UI" style:font-size-complex="12pt"/>
    </style:style>
    <style:style style:name="P7" style:family="paragraph" style:parent-style-name="Text_20_body">
      <style:text-properties style:font-name="Microsoft JhengHei UI" style:font-name-asian="Microsoft JhengHei UI"/>
    </style:style>
    <style:style style:name="P8" style:family="paragraph" style:parent-style-name="Standard">
      <style:text-properties style:font-name="Microsoft JhengHei UI" style:font-name-asian="Microsoft JhengHei UI"/>
    </style:style>
    <style:style style:name="P9" style:family="paragraph" style:parent-style-name="Standard">
      <style:text-properties style:font-name="Microsoft JhengHei UI" officeooo:paragraph-rsid="001ce398" style:font-name-asian="Microsoft JhengHei UI"/>
    </style:style>
    <style:style style:name="P10" style:family="paragraph" style:parent-style-name="Title">
      <style:text-properties style:font-name="Microsoft JhengHei UI" style:font-name-asian="Microsoft JhengHei UI"/>
    </style:style>
    <style:style style:name="P11" style:family="paragraph" style:parent-style-name="Heading_20_1">
      <style:text-properties style:font-name="Microsoft JhengHei UI" fo:font-size="16pt" style:font-name-asian="Microsoft JhengHei UI" style:font-size-asian="16pt" style:font-size-complex="16pt"/>
    </style:style>
    <style:style style:name="P12" style:family="paragraph" style:parent-style-name="Heading_20_1">
      <style:text-properties style:font-name="Microsoft JhengHei UI" fo:font-size="16pt" officeooo:paragraph-rsid="001970ad" style:font-name-asian="Microsoft JhengHei UI" style:font-size-asian="16pt" style:font-size-complex="16pt"/>
    </style:style>
    <style:style style:name="P13" style:family="paragraph" style:parent-style-name="Heading_20_1">
      <style:text-properties style:font-name="Microsoft JhengHei UI" fo:font-size="16pt" officeooo:paragraph-rsid="001996b2" style:font-name-asian="Microsoft JhengHei UI" style:font-size-asian="16pt" style:font-size-complex="16pt"/>
    </style:style>
    <style:style style:name="P14" style:family="paragraph" style:parent-style-name="Heading_20_1" style:master-page-name="">
      <loext:graphic-properties draw:fill="none"/>
      <style:paragraph-properties fo:margin-left="0cm" fo:margin-right="0cm" fo:margin-top="0.318cm" fo:margin-bottom="0.318cm" style:contextual-spacing="false" fo:line-height="300%" fo:text-align="start" style:justify-single-word="false" fo:orphans="0" fo:widows="0" fo:text-indent="0cm" style:auto-text-indent="false" style:page-number="auto" fo:background-color="transparent" fo:keep-with-next="always" style:writing-mode="lr-tb"/>
      <style:text-properties style:font-name="Microsoft JhengHei UI" fo:font-size="16pt" officeooo:paragraph-rsid="001996b2" style:font-name-asian="Microsoft JhengHei UI" style:font-size-asian="16pt" style:font-size-complex="16pt"/>
    </style:style>
    <style:style style:name="P15" style:family="paragraph" style:parent-style-name="Heading_20_1" style:master-page-name="">
      <loext:graphic-properties draw:fill="none"/>
      <style:paragraph-properties fo:margin-left="0.101cm" fo:margin-right="0cm" fo:margin-top="0.318cm" fo:margin-bottom="0.318cm" style:contextual-spacing="false" fo:line-height="300%" fo:text-align="start" style:justify-single-word="false" fo:orphans="0" fo:widows="0" fo:text-indent="0cm" style:auto-text-indent="false" style:page-number="auto" fo:background-color="transparent" fo:keep-with-next="always" style:writing-mode="lr-tb"/>
      <style:text-properties style:font-name="Microsoft JhengHei UI" fo:font-size="16pt" officeooo:paragraph-rsid="00239215" style:font-name-asian="Microsoft JhengHei UI" style:font-size-asian="16pt" style:font-size-complex="16pt"/>
    </style:style>
    <style:style style:name="P16" style:family="paragraph" style:parent-style-name="Heading_20_1" style:master-page-name="">
      <loext:graphic-properties draw:fill="none"/>
      <style:paragraph-properties fo:margin-left="0.101cm" fo:margin-right="0cm" fo:margin-top="0.318cm" fo:margin-bottom="0.318cm" style:contextual-spacing="false" fo:line-height="300%" fo:text-align="start" style:justify-single-word="false" fo:orphans="0" fo:widows="0" fo:text-indent="0cm" style:auto-text-indent="false" style:page-number="auto" fo:background-color="transparent" fo:keep-with-next="always" style:writing-mode="lr-tb"/>
      <style:text-properties style:font-name="Microsoft JhengHei UI" fo:font-size="16pt" officeooo:paragraph-rsid="002bfec7" style:font-name-asian="Microsoft JhengHei UI" style:font-size-asian="16pt" style:font-size-complex="16pt"/>
    </style:style>
    <style:style style:name="P17" style:family="paragraph" style:parent-style-name="Standard">
      <style:text-properties style:font-name="Microsoft JhengHei UI" fo:font-size="14pt" style:font-name-asian="Microsoft JhengHei UI" style:font-size-asian="14pt" style:font-size-complex="14pt"/>
    </style:style>
    <style:style style:name="P18" style:family="paragraph" style:parent-style-name="Text_20_body">
      <style:text-properties style:font-name="Microsoft JhengHei UI" fo:font-size="14pt" style:font-name-asian="Microsoft JhengHei UI" style:font-size-asian="14pt" style:font-size-complex="14pt"/>
    </style:style>
    <style:style style:name="P19" style:family="paragraph" style:parent-style-name="Text_20_body">
      <style:text-properties style:font-name="Microsoft JhengHei UI" fo:font-size="14pt" officeooo:paragraph-rsid="00239215" style:font-name-asian="Microsoft JhengHei UI" style:font-size-asian="14pt" style:font-size-complex="14pt"/>
    </style:style>
    <style:style style:name="P20" style:family="paragraph" style:parent-style-name="Text_20_body">
      <style:text-properties style:font-name="Microsoft JhengHei UI" fo:font-size="14pt" officeooo:paragraph-rsid="001ce398" style:font-name-asian="Microsoft JhengHei UI" style:font-size-asian="14pt" style:font-size-complex="14pt"/>
    </style:style>
    <style:style style:name="P21" style:family="paragraph" style:parent-style-name="Text_20_body">
      <style:paragraph-properties style:writing-mode="lr-tb"/>
      <style:text-properties style:font-name="Microsoft JhengHei UI" fo:font-size="14pt" officeooo:paragraph-rsid="0020fbe1" style:font-name-asian="Microsoft JhengHei UI" style:font-size-asian="14pt" style:font-size-complex="14pt"/>
    </style:style>
    <style:style style:name="P22" style:family="paragraph" style:parent-style-name="Text_20_body">
      <style:text-properties style:font-name="Microsoft JhengHei UI" fo:font-size="14pt" officeooo:paragraph-rsid="002a0ff1" style:font-name-asian="Microsoft JhengHei UI" style:font-size-asian="14pt" style:font-size-complex="14pt"/>
    </style:style>
    <style:style style:name="P23" style:family="paragraph" style:parent-style-name="Text_20_body">
      <style:text-properties style:font-name="Microsoft JhengHei UI" fo:font-size="14pt" officeooo:paragraph-rsid="002bfec7" style:font-name-asian="Microsoft JhengHei UI" style:font-size-asian="14pt" style:font-size-complex="14pt"/>
    </style:style>
    <style:style style:name="P24" style:family="paragraph" style:parent-style-name="Text_20_body">
      <style:text-properties style:font-name="Microsoft JhengHei UI" fo:font-size="14pt" officeooo:paragraph-rsid="002cd3b8" style:font-name-asian="Microsoft JhengHei UI" style:font-size-asian="14pt" style:font-size-complex="14pt"/>
    </style:style>
    <style:style style:name="P25" style:family="paragraph" style:parent-style-name="Text_20_body">
      <style:text-properties style:font-name="Microsoft JhengHei UI" fo:font-size="14pt" officeooo:paragraph-rsid="002d83ba" style:font-name-asian="Microsoft JhengHei UI" style:font-size-asian="14pt" style:font-size-complex="14pt"/>
    </style:style>
    <style:style style:name="P26" style:family="paragraph" style:parent-style-name="Contents_20_1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27" style:family="paragraph" style:parent-style-name="Heading_20_1">
      <style:text-properties style:font-name="Microsoft JhengHei UI" fo:font-size="16pt" officeooo:paragraph-rsid="001ce398" style:font-name-asian="Microsoft JhengHei UI" style:font-size-asian="16pt" style:font-size-complex="16pt"/>
    </style:style>
    <style:style style:name="P28" style:family="paragraph" style:parent-style-name="Heading_20_1" style:master-page-name="">
      <loext:graphic-properties draw:fill="none"/>
      <style:paragraph-properties fo:margin-left="0.101cm" fo:margin-right="0cm" fo:margin-top="0.318cm" fo:margin-bottom="0.318cm" style:contextual-spacing="false" fo:line-height="300%" fo:text-align="start" style:justify-single-word="false" fo:orphans="0" fo:widows="0" fo:text-indent="0cm" style:auto-text-indent="false" style:page-number="auto" fo:background-color="transparent" fo:keep-with-next="always" style:writing-mode="lr-tb"/>
      <style:text-properties style:font-name="Microsoft JhengHei UI" fo:font-size="16pt" officeooo:paragraph-rsid="00341699" style:font-name-asian="Microsoft JhengHei UI" style:font-size-asian="16pt" style:font-size-complex="16pt"/>
    </style:style>
    <style:style style:name="P29" style:family="paragraph" style:parent-style-name="Heading_20_1" style:master-page-name="">
      <loext:graphic-properties draw:fill="none"/>
      <style:paragraph-properties fo:margin-left="0.101cm" fo:margin-right="0cm" fo:margin-top="0.318cm" fo:margin-bottom="0.318cm" style:contextual-spacing="false" fo:line-height="300%" fo:text-align="start" style:justify-single-word="false" fo:orphans="0" fo:widows="0" fo:text-indent="0cm" style:auto-text-indent="false" style:page-number="auto" fo:background-color="transparent" fo:keep-with-next="always" style:writing-mode="lr-tb"/>
      <style:text-properties style:font-name="Microsoft JhengHei UI" fo:font-size="16pt" officeooo:paragraph-rsid="0034fe3f" style:font-name-asian="Microsoft JhengHei UI" style:font-size-asian="16pt" style:font-size-complex="16pt"/>
    </style:style>
    <style:style style:name="P30" style:family="paragraph" style:parent-style-name="Text_20_body" style:list-style-name="WWNum2">
      <style:text-properties style:font-name="Microsoft JhengHei UI" fo:font-size="14pt" style:font-name-asian="Microsoft JhengHei UI" style:font-size-asian="14pt" style:font-size-complex="14pt"/>
    </style:style>
    <style:style style:name="P31" style:family="paragraph" style:parent-style-name="Text_20_body" style:list-style-name="WWNum3">
      <style:text-properties style:font-name="Microsoft JhengHei UI" fo:font-size="14pt" style:font-name-asian="Microsoft JhengHei UI" style:font-size-asian="14pt" style:font-size-complex="14pt"/>
    </style:style>
    <style:style style:name="P32" style:family="paragraph" style:parent-style-name="Text_20_body" style:list-style-name="WWNum4">
      <style:text-properties style:font-name="Microsoft JhengHei UI" fo:font-size="14pt" style:font-name-asian="Microsoft JhengHei UI" style:font-size-asian="14pt" style:font-size-complex="14pt"/>
    </style:style>
    <style:style style:name="P33" style:family="paragraph" style:parent-style-name="Text_20_body" style:list-style-name="WWNum5">
      <style:text-properties style:font-name="Microsoft JhengHei UI" fo:font-size="14pt" style:font-name-asian="Microsoft JhengHei UI" style:font-size-asian="14pt" style:font-size-complex="14pt"/>
    </style:style>
    <style:style style:name="P34" style:family="paragraph" style:parent-style-name="Text_20_body" style:list-style-name="WWNum9">
      <style:text-properties style:font-name="Microsoft JhengHei UI" fo:font-size="14pt" officeooo:paragraph-rsid="001996b2" style:font-name-asian="Microsoft JhengHei UI" style:font-size-asian="14pt" style:font-size-complex="14pt"/>
    </style:style>
    <style:style style:name="P35" style:family="paragraph" style:parent-style-name="Text_20_body" style:list-style-name="WWNum9">
      <style:text-properties style:font-name="Microsoft JhengHei UI" fo:font-size="14pt" style:font-name-asian="Microsoft JhengHei UI" style:font-size-asian="14pt" style:font-size-complex="14pt"/>
    </style:style>
    <style:style style:name="P36" style:family="paragraph" style:parent-style-name="Text_20_body" style:list-style-name="WWNum7">
      <style:text-properties style:font-name="Microsoft JhengHei UI" fo:font-size="14pt" officeooo:paragraph-rsid="001996b2" style:font-name-asian="Microsoft JhengHei UI" style:font-size-asian="14pt" style:font-size-complex="14pt"/>
    </style:style>
    <style:style style:name="P37" style:family="paragraph" style:parent-style-name="Text_20_body" style:list-style-name="WWNum7">
      <style:text-properties style:font-name="Microsoft JhengHei UI" fo:font-size="14pt" style:font-name-asian="Microsoft JhengHei UI" style:font-size-asian="14pt" style:font-size-complex="14pt"/>
    </style:style>
    <style:style style:name="P38" style:family="paragraph" style:parent-style-name="Text_20_body" style:list-style-name="WWNum8">
      <style:text-properties style:font-name="Microsoft JhengHei UI" fo:font-size="14pt" style:font-name-asian="Microsoft JhengHei UI" style:font-size-asian="14pt" style:font-size-complex="14pt"/>
    </style:style>
    <style:style style:name="P39" style:family="paragraph" style:parent-style-name="Text_20_body">
      <style:text-properties style:font-name="Microsoft JhengHei UI" fo:font-size="14pt" officeooo:paragraph-rsid="00239215" style:font-name-asian="Microsoft JhengHei UI" style:font-size-asian="14pt" style:font-size-complex="14pt"/>
    </style:style>
    <style:style style:name="P40" style:family="paragraph" style:parent-style-name="Text_20_body">
      <style:text-properties style:font-name="Microsoft JhengHei UI" fo:font-size="14pt" officeooo:paragraph-rsid="002bfec7" style:font-name-asian="Microsoft JhengHei UI" style:font-size-asian="14pt" style:font-size-complex="14pt"/>
    </style:style>
    <style:style style:name="P41" style:family="paragraph" style:parent-style-name="Text_20_body">
      <style:text-properties style:font-name="Microsoft JhengHei UI" fo:font-size="14pt" officeooo:paragraph-rsid="001ce398" style:font-name-asian="Microsoft JhengHei UI" style:font-size-asian="14pt" style:font-size-complex="14pt"/>
    </style:style>
    <style:style style:name="P42" style:family="paragraph" style:parent-style-name="Text_20_body">
      <style:text-properties style:font-name="Microsoft JhengHei UI" fo:font-size="14pt" officeooo:paragraph-rsid="00341699" style:font-name-asian="Microsoft JhengHei UI" style:font-size-asian="14pt" style:font-size-complex="14pt"/>
    </style:style>
    <style:style style:name="P43" style:family="paragraph" style:parent-style-name="Text_20_body">
      <style:text-properties style:font-name="Microsoft JhengHei UI" fo:font-size="14pt" officeooo:paragraph-rsid="00342a38" style:font-name-asian="Microsoft JhengHei UI" style:font-size-asian="14pt" style:font-size-complex="14pt"/>
    </style:style>
    <style:style style:name="P44" style:family="paragraph" style:parent-style-name="Text_20_body">
      <style:text-properties style:font-name="Microsoft JhengHei UI" fo:font-size="14pt" officeooo:paragraph-rsid="0034fe3f" style:font-name-asian="Microsoft JhengHei UI" style:font-size-asian="14pt" style:font-size-complex="14pt"/>
    </style:style>
    <style:style style:name="P45" style:family="paragraph" style:parent-style-name="Text_20_body">
      <style:text-properties style:font-name="Microsoft JhengHei UI" fo:font-size="14pt" officeooo:paragraph-rsid="003a2af6" style:font-name-asian="Microsoft JhengHei UI" style:font-size-asian="14pt" style:font-size-complex="14pt"/>
    </style:style>
    <style:style style:name="P46" style:family="paragraph" style:parent-style-name="Text_20_body">
      <style:text-properties style:font-name="Microsoft JhengHei UI" fo:font-size="14pt" officeooo:paragraph-rsid="003a6564" style:font-name-asian="Microsoft JhengHei UI" style:font-size-asian="14pt" style:font-size-complex="14pt"/>
    </style:style>
    <style:style style:name="P47" style:family="paragraph" style:parent-style-name="Text_20_body">
      <style:text-properties style:font-name="Microsoft JhengHei UI" fo:font-size="14pt" officeooo:paragraph-rsid="003b678f" style:font-name-asian="Microsoft JhengHei UI" style:font-size-asian="14pt" style:font-size-complex="14pt"/>
    </style:style>
    <style:style style:name="P48" style:family="paragraph" style:parent-style-name="Text_20_body">
      <style:text-properties style:font-name="Microsoft JhengHei UI" style:font-name-asian="Microsoft JhengHei UI"/>
    </style:style>
    <style:style style:name="P49" style:family="paragraph" style:parent-style-name="Text_20_body">
      <style:text-properties officeooo:paragraph-rsid="001ce398"/>
    </style:style>
    <style:style style:name="P50" style:family="paragraph" style:parent-style-name="Text_20_body">
      <style:paragraph-properties style:writing-mode="lr-tb"/>
      <style:text-properties officeooo:paragraph-rsid="0020fbe1"/>
    </style:style>
    <style:style style:name="T1" style:family="text">
      <style:text-properties officeooo:rsid="001f2912"/>
    </style:style>
    <style:style style:name="T2" style:family="text">
      <style:text-properties style:font-name="Microsoft JhengHei UI" fo:font-size="14pt" style:font-name-asian="Microsoft JhengHei UI" style:font-size-asian="14pt" style:font-size-complex="14pt"/>
    </style:style>
    <style:style style:name="T3" style:family="text">
      <style:text-properties style:font-name="Microsoft JhengHei UI" fo:font-size="14pt" officeooo:rsid="001f2912" style:font-name-asian="Microsoft JhengHei UI" style:font-size-asian="14pt" style:font-size-complex="14pt"/>
    </style:style>
    <style:style style:name="T4" style:family="text">
      <style:text-properties style:font-name="Microsoft JhengHei UI" fo:font-size="14pt" officeooo:rsid="0020fbe1" style:font-name-asian="Microsoft JhengHei UI" style:font-size-asian="14pt" style:font-size-complex="14pt"/>
    </style:style>
    <style:style style:name="T5" style:family="text">
      <style:text-properties officeooo:rsid="00341699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officeooo:rsid="0034fe3f"/>
    </style:style>
    <style:style style:name="T8" style:family="text">
      <style:text-properties officeooo:rsid="003a6564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【蓉蓉的菜單】</text:p>
      <text:p text:style-name="P7"/>
      <text:p text:style-name="P7"/>
      <text:table-of-content text:style-name="Sect1" text:name="目次2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目次2_Head">
            <text:p text:style-name="Contents_20_Heading">目次</text:p>
          </text:index-title>
          <text:p text:style-name="P26"><text:a xlink:type="simple" xlink:href="#__RefHeading___Toc299_3551675061" text:style-name="Index_20_Link" text:visited-style-name="Index_20_Link">一、〈綠咖哩魚片〉<text:tab/>2</text:a></text:p>
          <text:p text:style-name="P26"><text:a xlink:type="simple" xlink:href="#__RefHeading___Toc301_3551675061" text:style-name="Index_20_Link" text:visited-style-name="Index_20_Link">二、〈薑蔥豆腐石斑魚湯〉<text:tab/>2</text:a></text:p>
          <text:p text:style-name="P26"><text:a xlink:type="simple" xlink:href="#__RefHeading___Toc303_3551675061" text:style-name="Index_20_Link" text:visited-style-name="Index_20_Link">三、〈鹽麴燒栗子南瓜〉<text:tab/>2</text:a></text:p>
          <text:p text:style-name="P26"><text:a xlink:type="simple" xlink:href="#__RefHeading___Toc305_3551675061" text:style-name="Index_20_Link" text:visited-style-name="Index_20_Link">四、〈南瓜籽油炒雙鮮〉<text:tab/>3</text:a></text:p>
          <text:p text:style-name="P26"><text:a xlink:type="simple" xlink:href="#__RefHeading___Toc307_3551675061" text:style-name="Index_20_Link" text:visited-style-name="Index_20_Link">五、〈紙包綜合海鮮〉<text:tab/>3</text:a></text:p>
          <text:p text:style-name="P26"><text:a xlink:type="simple" xlink:href="#__RefHeading___Toc309_3551675061" text:style-name="Index_20_Link" text:visited-style-name="Index_20_Link">六、〈剝皮辣椒＠肉捲〉<text:tab/>4</text:a></text:p>
          <text:p text:style-name="P26"><text:a xlink:type="simple" xlink:href="#__RefHeading___Toc311_3551675061" text:style-name="Index_20_Link" text:visited-style-name="Index_20_Link">七、〈蓮藕夾肉餅（照燒）〉<text:tab/>4</text:a></text:p>
          <text:p text:style-name="P26"><text:a xlink:type="simple" xlink:href="#__RefHeading___Toc311_35516750611" text:style-name="Index_20_Link" text:visited-style-name="Index_20_Link">八、〈雞腿燴麵疙瘩〉<text:tab/>4</text:a></text:p>
          <text:p text:style-name="P26"><text:a xlink:type="simple" xlink:href="#__RefHeading___Toc305_35516750611" text:style-name="Index_20_Link" text:visited-style-name="Index_20_Link">九、〈核桃油櫛瓜蝦球〉<text:tab/>5</text:a></text:p>
          <text:p text:style-name="P26"><text:a xlink:type="simple" xlink:href="#__RefHeading___Toc305_355167506111" text:style-name="Index_20_Link" text:visited-style-name="Index_20_Link">十、〈山藥脆炒食蔬〉<text:tab/>5</text:a></text:p>
          <text:p text:style-name="P26"><text:a xlink:type="simple" xlink:href="#__RefHeading___Toc305_3551675061111" text:style-name="Index_20_Link" text:visited-style-name="Index_20_Link">十一、〈肥腸燒茄〉<text:tab/>6</text:a></text:p>
          <text:p text:style-name="P26"><text:a xlink:type="simple" xlink:href="#__RefHeading___Toc305_35516750611111" text:style-name="Index_20_Link" text:visited-style-name="Index_20_Link">十二、〈冬瓜球燴海鮮〉<text:tab/>6</text:a></text:p>
        </text:index-body>
      </text:table-of-content>
      <text:p text:style-name="P7"/>
      <text:p text:style-name="Text_20_body"/>
      <text:p text:style-name="P6"/>
      <text:p text:style-name="P5"/>
      <text:h text:style-name="P12" text:outline-level="1"><text:bookmark-start text:name="__RefHeading___Toc299_3551675061"/>一、〈綠咖哩魚片〉<text:bookmark-end text:name="__RefHeading___Toc299_3551675061"/></text:h>
      <text:list text:style-name="WWNum2">
        <text:list-item>
          <text:p text:style-name="P30">椰奶先下鍋炒香熱</text:p>
        </text:list-item>
        <text:list-item>
          <text:p text:style-name="P30">再綠咖哩粉</text:p>
        </text:list-item>
        <text:list-item>
          <text:p text:style-name="P30">下蔬菜（櫛瓜、玉米筍、洋蔥）煮熟</text:p>
        </text:list-item>
        <text:list-item>
          <text:p text:style-name="P30">加些水</text:p>
        </text:list-item>
        <text:list-item>
          <text:p text:style-name="P30">下魚片</text:p>
        </text:list-item>
        <text:list-item>
          <text:p text:style-name="P30">加九層塔</text:p>
        </text:list-item>
        <text:list-item>
          <text:p text:style-name="P30">起鍋</text:p>
        </text:list-item>
      </text:list>
      <text:p text:style-name="P18">** p.s.：加萊姆葉 **</text:p>
      <text:p text:style-name="P2"><text:soft-page-break/></text:p>
      <text:p text:style-name="P2"/>
      <text:h text:style-name="P11" text:outline-level="1"><text:bookmark-start text:name="__RefHeading___Toc301_3551675061"/>二、〈薑蔥豆腐石斑魚湯〉<text:bookmark-end text:name="__RefHeading___Toc301_3551675061"/></text:h>
      <text:list text:style-name="WWNum3">
        <text:list-item>
          <text:p text:style-name="P31">香菜莖根（1株）、薑片、蒜下鍋煎</text:p>
        </text:list-item>
        <text:list-item>
          <text:p text:style-name="P31">魚下鍋、加點酒、再下蔥白</text:p>
        </text:list-item>
        <text:list-item>
          <text:p text:style-name="P31">魚有些焦時下酒、水</text:p>
        </text:list-item>
        <text:list-item>
          <text:p text:style-name="P31">湯滾下豆腐or豆皮</text:p>
        </text:list-item>
        <text:list-item>
          <text:p text:style-name="P31">最後調味：鹽、蔥花</text:p>
        </text:list-item>
      </text:list>
      <text:p text:style-name="P7"/>
      <text:p text:style-name="P4"/>
      <text:p text:style-name="P4"/>
      <text:h text:style-name="P11" text:outline-level="1"><text:bookmark-start text:name="__RefHeading___Toc303_3551675061"/>三、〈鹽麴燒栗子南瓜〉<text:bookmark-end text:name="__RefHeading___Toc303_3551675061"/></text:h>
      <text:list xml:id="list831426436" text:style-name="WWNum4">
        <text:list-item>
          <text:p text:style-name="P32">栗子南瓜切塊、下鍋油煸、炒乾至熟</text:p>
        </text:list-item>
        <text:list-item>
          <text:p text:style-name="P32">下鹽麴、水一點點免燒焦即可</text:p>
        </text:list-item>
        <text:list-item>
          <text:p text:style-name="P32">下蝦仁</text:p>
        </text:list-item>
        <text:list-item>
          <text:p text:style-name="P32">下熟毛豆、紅蘿蔔丁……</text:p>
        </text:list-item>
      </text:list>
      <text:p text:style-name="P7"/>
      <text:p text:style-name="P4"/>
      <text:p text:style-name="P4"/>
      <text:h text:style-name="P11" text:outline-level="1"><text:bookmark-start text:name="__RefHeading___Toc305_3551675061"/>四、〈南瓜籽油炒雙鮮〉<text:bookmark-end text:name="__RefHeading___Toc305_3551675061"/></text:h>
      <text:p text:style-name="P3"/>
      <text:list text:style-name="WWNum5">
        <text:list-item>
          <text:p text:style-name="P33">紫洋蔥切絲泡水、部分切碎</text:p>
        </text:list-item>
        <text:list-item>
          <text:p text:style-name="P33">番茄、秋葵、玉米筍、甜彩椒切片段</text:p>
        </text:list-item>
        <text:list-item>
          <text:p text:style-name="P33"><text:soft-page-break/>雞肉胡椒鹽醃、加南瓜籽油少許醃</text:p>
        </text:list-item>
        <text:list-item>
          <text:p text:style-name="P33">蝦仁同上</text:p>
        </text:list-item>
      </text:list>
      <text:list xml:id="list110231603031212" text:continue-list="list831426436" text:style-name="WWNum4">
        <text:list-item>
          <text:p text:style-name="P32">碎洋蔥、大蒜下鍋炒、下蝦仁、雞肉（無放油、蓋子燜）半熟加點酒</text:p>
        </text:list-item>
      </text:list>
      <text:p text:style-name="P2"/>
      <text:p text:style-name="P2"/>
      <text:p text:style-name="P2"/>
      <text:p text:style-name="P2"/>
      <text:h text:style-name="P13" text:outline-level="1"><text:bookmark-start text:name="__RefHeading___Toc307_3551675061"/>五、〈紙包綜合海鮮〉<text:bookmark-end text:name="__RefHeading___Toc307_3551675061"/></text:h>
      <text:list text:style-name="WWNum9">
        <text:list-item>
          <text:p text:style-name="P34">魚塊、蝦、蛤蜊、透抽─海鮮</text:p>
        </text:list-item>
        <text:list-item>
          <text:p text:style-name="P35">櫛瓜鋪烤紙下底、再放海鮮、番茄、洋蔥、玉米筍</text:p>
        </text:list-item>
        <text:list-item>
          <text:p text:style-name="P35">加鹽、黑胡椒、檸檬片、九層塔</text:p>
        </text:list-item>
        <text:list-item>
          <text:p text:style-name="P35">加植物油（杏仁or橄欖油）</text:p>
        </text:list-item>
        <text:list-item>
          <text:p text:style-name="P35">200度C烤10分鐘</text:p>
        </text:list-item>
      </text:list>
      <text:p text:style-name="P4"/>
      <text:p text:style-name="P4"/>
      <text:p text:style-name="P4"/>
      <text:h text:style-name="P14" text:outline-level="1"><text:bookmark-start text:name="__RefHeading___Toc309_3551675061"/>六、〈剝皮辣椒＠肉捲〉<text:bookmark-end text:name="__RefHeading___Toc309_3551675061"/></text:h>
      <text:list text:style-name="WWNum7">
        <text:list-item>
          <text:p text:style-name="P36">＠肉放剝皮辣椒、馬鈴薯泥，捲起來、放鍋煎熟</text:p>
        </text:list-item>
        <text:list-item>
          <text:p text:style-name="P37">蔬菜（洋蔥、玉米筍、甜椒…）炒熟</text:p>
        </text:list-item>
        <text:list-item>
          <text:p text:style-name="P37">馬鈴薯泥：2顆蒸熟、碾成泥、加鹽</text:p>
        </text:list-item>
        <text:list-item>
          <text:p text:style-name="P37">＠肉＋蔬菜－完成</text:p>
        </text:list-item>
      </text:list>
      <text:p text:style-name="P17"/>
      <text:p text:style-name="P4"/>
      <text:p text:style-name="P4"/>
      <text:p text:style-name="P3"/>
      <text:h text:style-name="P11" text:outline-level="1"><text:bookmark-start text:name="__RefHeading___Toc311_3551675061"/><text:soft-page-break/>七、〈蓮藕夾肉餅（照燒）〉<text:bookmark-end text:name="__RefHeading___Toc311_3551675061"/></text:h>
      <text:list text:style-name="WWNum8">
        <text:list-item>
          <text:p text:style-name="P38">蓮藕切片、次序不弄亂</text:p>
        </text:list-item>
        <text:list-item>
          <text:p text:style-name="P38">薑切末</text:p>
        </text:list-item>
        <text:list-item>
          <text:p text:style-name="P38">藕片兩片相連部分沾藕粉夾肉或夾心餅狀</text:p>
        </text:list-item>
        <text:list-item>
          <text:p text:style-name="P38">起鍋加油、煎香肉餅至金黃色</text:p>
        </text:list-item>
        <text:list-item>
          <text:p text:style-name="P38">加照燒醬、3/1杯水、加味醂(ㄌㄢˇ)、蓋子燜、同時下薑末煮熟</text:p>
        </text:list-item>
        <text:list-item>
          <text:p text:style-name="P38">盤子可加彩色蔬菜鋪底</text:p>
          <text:p text:style-name="P38"/>
        </text:list-item>
      </text:list>
      <text:p text:style-name="P8"/>
      <text:p text:style-name="P8"/>
      <text:h text:style-name="P27" text:outline-level="1"><text:bookmark-start text:name="__RefHeading___Toc311_35516750611"/>八、〈雞腿燴麵疙瘩〉<text:bookmark-end text:name="__RefHeading___Toc311_35516750611"/></text:h>
      <text:p text:style-name="P49"><text:span text:style-name="T2">1. <text:s/>材料：雞腿肉*2、鮮奶油100</text:span><text:span text:style-name="T3">cc、胡蘿蔔*1、義式香料適量、</text:span></text:p>
      <text:p text:style-name="P20"><text:tab/><text:tab/><text:tab/>洋蔥1/2顆、蒜頭*3、雞高湯300<text:span text:style-name="T1">cc、白酒50cc、</text:span></text:p>
      <text:p text:style-name="P20"><text:tab/><text:tab/><text:tab/>月桂葉1片、巴西里適量</text:p>
      <text:p text:style-name="P50"><text:span text:style-name="T2">2. <text:s text:c="2"/>麵疙瘩：全麥粉150</text:span><text:span text:style-name="T4">g+水100g</text:span></text:p>
      <text:p text:style-name="P21"><text:tab/><text:tab/><text:tab/>胡椒粉適量、蛋一顆、鹽</text:p>
      <text:p text:style-name="P21"/>
      <text:p text:style-name="P21"/>
      <text:h text:style-name="P15" text:outline-level="1"><text:bookmark-start text:name="__RefHeading___Toc305_35516750611"/>九、〈核桃油櫛瓜蝦球〉<text:bookmark-end text:name="__RefHeading___Toc305_35516750611"/></text:h>
      <text:p text:style-name="P19">1. <text:s text:c="2"/>鍋下油乾煎櫛瓜、半熟後下蘑菇、焦熟起鍋</text:p>
      <text:p text:style-name="P22"><text:soft-page-break/>2. <text:s text:c="2"/>下蝦仁煎香、放入食材拌炒</text:p>
      <text:p text:style-name="P22">3. <text:s text:c="2"/>加入起司加熱後拉絲起鍋、海鹽調味</text:p>
      <text:p text:style-name="P22">4. <text:s text:c="2"/>撒上蒜焦香片、加核桃</text:p>
      <text:p text:style-name="P22"/>
      <text:p text:style-name="P22"/>
      <text:h text:style-name="P16" text:outline-level="1"><text:bookmark-start text:name="__RefHeading___Toc305_355167506111"/>十、〈山藥脆炒食蔬〉<text:bookmark-end text:name="__RefHeading___Toc305_355167506111"/></text:h>
      <text:p text:style-name="P23">1. <text:s text:c="2"/>嫩薑切片、 山藥切片</text:p>
      <text:p text:style-name="P24">2. <text:s text:c="2"/>雞胸切片、加胡椒鹽醃、下鍋油煙不要高、先放一塊顏色變白後</text:p>
      <text:p text:style-name="P24"><text:tab/>雞片全下、半生熟起鍋(高溫肉會太老)</text:p>
      <text:p text:style-name="P25">3. <text:s text:c="2"/>薑片下鍋炒</text:p>
      <text:p text:style-name="P23">4. <text:s text:c="2"/>蘆筍下鍋、加水、鹽1/4、胡椒少量、接著下山藥、白果、枸杞</text:p>
      <text:p text:style-name="P23">5. <text:s text:c="2"/>最後雞片下鍋、加香油提香</text:p>
      <text:p text:style-name="P23"/>
      <text:p text:style-name="P23"/>
      <text:h text:style-name="P28" text:outline-level="1"><text:bookmark-start text:name="__RefHeading___Toc305_3551675061111"/>十一、〈肥腸燒茄〉<text:bookmark-end text:name="__RefHeading___Toc305_3551675061111"/></text:h>
      <text:p text:style-name="P42">1. <text:s text:c="2"/>肥腸切斜片</text:p>
      <text:p text:style-name="P42">2. <text:s text:c="2"/>辣椒(紅)、青蔥切碎斷</text:p>
      <text:p text:style-name="P42">3. <text:s text:c="2"/>茄子剖半對切成塊、大火滾水不開蓋燙1分鐘撈起</text:p>
      <text:p text:style-name="P42">4. <text:s text:c="2"/>下鍋炒蒜末後下肥腸即辣醬、加水80<text:span text:style-name="T5">cc</text:span>、稍收汁</text:p>
      <text:p text:style-name="P43">5. <text:s text:c="2"/>下辣椒、蔥拌炒後、再加入茄子炒拌起鍋</text:p>
      <text:p text:style-name="P43">6. <text:s text:c="2"/>擺盤後撒些白芝麻</text:p>
      <text:p text:style-name="P43"/>
      <text:p text:style-name="P43"><text:soft-page-break/></text:p>
      <text:h text:style-name="P29" text:outline-level="1"><text:bookmark-start text:name="__RefHeading___Toc305_35516750611111"/>十二、〈冬瓜球燴海鮮〉<text:bookmark-end text:name="__RefHeading___Toc305_35516750611111"/></text:h>
      <text:p text:style-name="P44">1. <text:s text:c="2"/>冬瓜挖成球(<text:span text:style-name="T7">or切成四方</text:span>)、剩小丁部分切塊放進小米粥一起煮(籽肉挖出可另煮水潤肺排痰)</text:p>
      <text:p text:style-name="P44">2. <text:s text:c="2"/>薑片、茯苓放入湯鍋煮</text:p>
      <text:p text:style-name="P44">3. <text:s text:c="2"/>小卷切斷、蝦子剝殼去泥腸擦乾、用鹽酒醃抓一下</text:p>
      <text:p text:style-name="P45">4. <text:s text:c="2"/>鍋下油炒蒜片、下蝦、小卷、再下蛤蜊、加醃抓蝦子剩下的酒水</text:p>
      <text:p text:style-name="P46">5. <text:s text:c="2"/>冬瓜鍋倒入海鮮鍋、不調味茯苓撿起、加香菜</text:p>
      <text:p text:style-name="P47"><text:tab/>** p.s.：<text:span text:style-name="T8">洗腎者不喝湯 **</text:span></text:p>
      <text:p text:style-name="P23"/>
      <text:p text:style-name="P23"/>
      <text:p text:style-name="P19"/>
      <text:p text:style-name="P19"/>
      <text:p text:style-name="P19"/>
      <text:p text:style-name="P20"/>
      <text:p text:style-name="P20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JhengHei UI" svg:font-family="'Microsoft JhengHei UI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true" style:font-name-asian="新細明體" style:font-size-asian="12pt" style:language-asian="zh" style:country-asian="TW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lr-tb"/>
      <style:text-properties style:use-window-font-color="true" loext:opacity="0%" style:font-name="Calibri" fo:font-size="12pt" fo:language="en" fo:country="US" style:letter-kerning="true" style:font-name-asian="新細明體" style:font-size-asian="12pt" style:language-asian="zh" style:country-asian="TW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標題_20_1_20_字元" style:default-outline-level="1" style:list-style-name="" style:class="text">
      <style:paragraph-properties fo:margin-top="0.318cm" fo:margin-bottom="0.318cm" style:contextual-spacing="false" fo:line-height="3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" style:font-family-generic-asian="system" style:font-pitch-asian="variable" style:font-size-asian="26pt" style:font-weight-asian="bold" style:font-name-complex="Tahoma" style:font-family-complex="Tahoma" style:font-family-generic-complex="system" style:font-pitch-complex="variable" style:font-size-complex="26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頁首_20_字元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loext:linked-style-name="頁尾_20_字元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0.847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65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標題_20_1_20_字元" style:display-name="標題 1 字元" style:family="text" style:parent-style-name="Default_20_Paragraph_20_Font"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" style:font-family-generic-asian="system" style:font-pitch-asian="variable" style:font-size-asian="26pt" style:font-weight-asian="bold" style:font-name-complex="Tahoma" style:font-family-complex="Tahoma" style:font-family-generic-complex="system" style:font-pitch-complex="variable" style:font-size-complex="26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11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14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17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20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23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26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29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32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35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38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41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44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47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50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53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56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59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62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65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68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71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74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77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80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1.229cm" style:layout-grid-ruby-height="0cm" style:layout-grid-mode="none" style:layout-grid-ruby-below="false" style:layout-grid-print="false" style:layout-grid-display="false" style:layout-grid-base-width="0.7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y Computer</meta:initial-creator>
    <meta:editing-cycles>60</meta:editing-cycles>
    <meta:creation-date>2022-11-06T13:54:00</meta:creation-date>
    <dc:date>2022-11-23T11:02:09.028000000</dc:date>
    <meta:editing-duration>PT2H29M24S</meta:editing-duration>
    <meta:generator>LibreOffice/7.4.2.3$Windows_X86_64 LibreOffice_project/382eef1f22670f7f4118c8c2dd222ec7ad009daf</meta:generator>
    <meta:document-statistic meta:table-count="0" meta:image-count="0" meta:object-count="0" meta:page-count="6" meta:paragraph-count="90" meta:word-count="1214" meta:character-count="1414" meta:non-whitespace-character-count="1321"/>
    <meta:user-defined meta:name="AppVersion">12.0000</meta:user-defined>
    <meta:template xlink:type="simple" xlink:actuate="onRequest" xlink:title="Normal.dotm" xlink:href=""/>
  </office:meta>
</office:document-meta>
</file>